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80000017FDFC8A8BBB4F8FEB5.png" manifest:media-type="image/png"/>
  <manifest:file-entry manifest:full-path="Pictures/10000201000002A8000002027405D8D82EFAAABE.png" manifest:media-type="image/png"/>
  <manifest:file-entry manifest:full-path="Pictures/10000201000002A8000001DC09C180F0BF962B67.png" manifest:media-type="image/png"/>
  <manifest:file-entry manifest:full-path="Pictures/10000201000000F8000000CBB8718CFF797CF6A7.png" manifest:media-type="image/png"/>
  <manifest:file-entry manifest:full-path="Pictures/10000201000002A8000001750A265778D869189A.png" manifest:media-type="image/png"/>
  <manifest:file-entry manifest:full-path="Pictures/1000020100000258000001C2164033FD0BBCAC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7.991cm" svg:height="9.868cm" svg:x="5.085cm" svg:y="3.003cm">
          <draw:image xlink:href="Pictures/10000201000002A8000001750A265778D869189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5.874cm" svg:height="11.905cm" svg:x="5.6cm" svg:y="1.8cm">
          <draw:image xlink:href="Pictures/1000020100000258000001C2164033FD0BBCACD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hen the ligh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2.2cm" svg:height="9.985cm" svg:x="7.4cm" svg:y="4.113cm">
          <draw:image xlink:href="Pictures/10000201000000F8000000CBB8718CFF797CF6A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In the beginning there was MapReduc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7.991cm" svg:height="12.593cm" svg:x="5.085cm" svg:y="1.64cm">
          <draw:image xlink:href="Pictures/10000201000002A8000001DC09C180F0BF962B6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7.991cm" svg:height="13.599cm" svg:x="5.085cm" svg:y="2.079cm">
          <draw:image xlink:href="Pictures/10000201000002A8000002027405D8D82EFAAAB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7.991cm" svg:height="10.133cm" svg:x="5.085cm" svg:y="3.812cm">
          <draw:image xlink:href="Pictures/10000201000002A80000017FDFC8A8BBB4F8FEB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10:01:36.322771329</meta:creation-date>
    <dc:date>2018-11-20T15:02:51.737433649</dc:date>
    <meta:editing-duration>PT44S</meta:editing-duration>
    <meta:editing-cycles>1</meta:editing-cycles>
    <meta:document-statistic meta:object-count="51"/>
    <meta:generator>LibreOffice/6.0.6.2$Linux_X86_64 LibreOffice_project/00m0$Build-2</meta:generator>
  </office:meta>
</office:document-meta>
</file>